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2d4d3b" style:font-size-asian="16pt" style:font-size-complex="16pt"/>
    </style:style>
    <style:style style:name="P5" style:family="paragraph" style:parent-style-name="Title" style:master-page-name="First_20_Page">
      <style:paragraph-properties style:page-number="auto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2d4d3b" style:font-size-asian="16pt" style:font-size-complex="16pt"/>
    </style:style>
    <style:style style:name="P7" style:family="paragraph" style:parent-style-name="Text_20_body" style:list-style-name="L2">
      <style:paragraph-properties fo:text-align="start" style:justify-single-word="false"/>
      <style:text-properties fo:font-size="16pt" officeooo:rsid="00184efa" officeooo:paragraph-rsid="002a0936" style:font-size-asian="16pt" style:font-size-complex="16pt"/>
    </style:style>
    <style:style style:name="P8" style:family="paragraph" style:parent-style-name="Text_20_body" style:list-style-name="L2">
      <style:paragraph-properties fo:text-align="start" style:justify-single-word="false"/>
      <style:text-properties fo:font-size="16pt" officeooo:rsid="00184efa" officeooo:paragraph-rsid="002f0a4f" style:font-size-asian="16pt" style:font-size-complex="16pt"/>
    </style:style>
    <style:style style:name="T1" style:family="text">
      <style:text-properties officeooo:rsid="00195db8"/>
    </style:style>
    <style:style style:name="T2" style:family="text">
      <style:text-properties officeooo:rsid="002e5eca"/>
    </style:style>
    <style:style style:name="T3" style:family="text">
      <style:text-properties officeooo:rsid="002eba39"/>
    </style:style>
    <style:style style:name="T4" style:family="text">
      <style:text-properties officeooo:rsid="002f0a4f"/>
    </style:style>
    <style:style style:name="T5" style:family="text">
      <style:text-properties officeooo:rsid="002f9466"/>
    </style:style>
    <style:style style:name="T6" style:family="text">
      <style:text-properties officeooo:rsid="00305770"/>
    </style:style>
    <style:style style:name="T7" style:family="text">
      <style:text-properties officeooo:rsid="0030fc8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te rendu de séance</text:p>
      <text:p text:style-name="P3">SAE C12</text:p>
      <text:p text:style-name="P3">IHM</text:p>
      <text:p text:style-name="P4">Personne présente et tâche accomplie <text:span text:style-name="T1">de </text:span><text:span text:style-name="T5">16h00</text:span><text:span text:style-name="T1"> à 1</text:span><text:span text:style-name="T5">7</text:span><text:span text:style-name="T1">h</text:span><text:span text:style-name="T5">3</text:span><text:span text:style-name="T1">0</text:span> :</text:p>
      <text:list text:style-name="L1">
        <text:list-item>
          <text:p text:style-name="P6">DAVID Gabriel  (<text:span text:style-name="T4">télétravail</text:span>) : <text:span text:style-name="T6">correction de la gestion du packet Classes, ajout d’une méthode lire_JSON dans la classe plan et modification de la </text:span></text:p>
        </text:list-item>
      </text:list>
      <text:list text:style-name="L2">
        <text:list-item>
          <text:p text:style-name="P7">GUILMIN Leny  (<text:span text:style-name="T4">télétravail</text:span>) : <text:span text:style-name="T7">ajout d’une fonction qui vide tout ce qu’il y a à l’écran</text:span></text:p>
        </text:list-item>
        <text:list-item>
          <text:p text:style-name="P8">FONTAINE Aurélien  (<text:span text:style-name="T4">télétravail</text:span>) : <text:span text:style-name="T6">Ajout d’un bouton pour vider la liste de course, et changement de la liste de produit quand on change de fichi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2f94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ement d’une interface<text:tab/><text:span text:style-name="MT1">21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5-21T17:32:07.654000000</dc:date>
    <meta:editing-duration>PT2H10M52S</meta:editing-duration>
    <meta:editing-cycles>24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9" meta:word-count="95" meta:character-count="547" meta:non-whitespace-character-count="459"/>
  </office:meta>
</office:document-meta>
</file>